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007cm" style:rel-column-width="11944*"/>
    </style:style>
    <style:style style:name="Таблица2.B" style:family="table-column">
      <style:table-column-properties style:column-width="3.39cm" style:rel-column-width="13464*"/>
    </style:style>
    <style:style style:name="Таблица2.C" style:family="table-column">
      <style:table-column-properties style:column-width="3.2cm" style:rel-column-width="12707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cm" style:rel-column-width="1310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007cm" style:rel-column-width="11944*"/>
    </style:style>
    <style:style style:name="Таблица4.B" style:family="table-column">
      <style:table-column-properties style:column-width="3.39cm" style:rel-column-width="13464*"/>
    </style:style>
    <style:style style:name="Таблица4.C" style:family="table-column">
      <style:table-column-properties style:column-width="3.2cm" style:rel-column-width="12707*"/>
    </style:style>
    <style:style style:name="Таблица4.D" style:family="table-column">
      <style:table-column-properties style:column-width="3.604cm" style:rel-column-width="14311*"/>
    </style:style>
    <style:style style:name="Таблица4.E" style:family="table-column">
      <style:table-column-properties style:column-width="3.3cm" style:rel-column-width="1310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833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49b5d4" officeooo:paragraph-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41b17c" style:font-size-asian="11pt" style:font-size-complex="11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fcb48" style:font-size-asian="11pt" style:font-size-complex="11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1b17c" style:font-size-asian="11pt" style:font-size-complex="11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9f75" style:font-size-asian="11pt" style:font-size-complex="11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f099" style:font-size-asian="11pt" style:font-size-complex="11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525c7" style:font-size-asian="11pt" style:font-size-complex="11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61a61" style:font-size-asian="11pt" style:font-size-complex="11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fcb48" officeooo:paragraph-rsid="003fcb48" style:font-size-asian="11pt" style:font-size-complex="11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3f099" officeooo:paragraph-rsid="0043f099" style:font-size-asian="11pt" style:font-size-complex="11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525c7" officeooo:paragraph-rsid="004525c7" style:font-size-asian="11pt" style:font-size-complex="11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61a61" officeooo:paragraph-rsid="00461a61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8d54b" officeooo:paragraph-rsid="0048d54b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3fcb48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41b17c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3ee1ca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9f75" officeooo:paragraph-rsid="00439f75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f099" officeooo:paragraph-rsid="0043f099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525c7" officeooo:paragraph-rsid="004525c7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61a61" officeooo:paragraph-rsid="00461a61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ee1ca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fcb48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1b17c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9f75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f099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525c7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8d54b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rsid="003fcb48" officeooo:paragraph-rsid="003fcb48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fo:language="en" fo:country="US" officeooo:rsid="00136246" officeooo:paragraph-rsid="0018933d"/>
    </style:style>
    <style:style style:name="P47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49" style:family="paragraph" style:parent-style-name="Standard">
      <style:paragraph-properties fo:text-align="end" style:justify-single-word="false"/>
      <style:text-properties fo:color="#000000" style:font-name="Times New Roman" fo:font-size="14pt" fo:language="ru" fo:country="RU" officeooo:rsid="0041b17c" officeooo:paragraph-rsid="0041b17c" style:font-size-asian="14pt" style:language-asian="ru" style:country-asian="RU" style:font-name-complex="Times New Roman5" style:font-size-complex="14pt" style:language-complex="ar" style:country-complex="SA"/>
    </style:style>
    <style:style style:name="P50" style:family="paragraph" style:parent-style-name="Standard">
      <style:paragraph-properties fo:text-align="center" style:justify-single-word="false"/>
      <style:text-properties fo:color="#000000"/>
    </style:style>
    <style:style style:name="P51" style:family="paragraph" style:parent-style-name="Standard">
      <style:text-properties fo:color="#000000" fo:language="en" fo:country="US" officeooo:rsid="00136246" officeooo:paragraph-rsid="0018933d"/>
    </style:style>
    <style:style style:name="P52" style:family="paragraph" style:parent-style-name="Text_20_body">
      <style:text-properties fo:color="#000000"/>
    </style:style>
    <style:style style:name="P53" style:family="paragraph" style:parent-style-name="Text_20_body">
      <style:text-properties fo:color="#000000" officeooo:rsid="0049b5d4" officeooo:paragraph-rsid="0049b5d4"/>
    </style:style>
    <style:style style:name="P54" style:family="paragraph" style:parent-style-name="Text_20_body">
      <style:text-properties fo:color="#000000" officeooo:rsid="000ef043" officeooo:paragraph-rsid="000ef043"/>
    </style:style>
    <style:style style:name="P55" style:family="paragraph" style:parent-style-name="Standard">
      <style:paragraph-properties fo:break-before="page"/>
      <style:text-properties fo:color="#000000" fo:language="en" fo:country="US" officeooo:rsid="00136246" officeooo:paragraph-rsid="0018933d"/>
    </style:style>
    <style:style style:name="P56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57" style:family="paragraph" style:parent-style-name="Heading_20_2">
      <style:text-properties fo:color="#000000"/>
    </style:style>
    <style:style style:name="P58" style:family="paragraph" style:parent-style-name="Heading_20_2">
      <style:text-properties fo:color="#000000" officeooo:paragraph-rsid="0041b17c"/>
    </style:style>
    <style:style style:name="P59" style:family="paragraph" style:parent-style-name="Heading_20_2">
      <style:paragraph-properties fo:break-before="page"/>
      <style:text-properties fo:color="#000000"/>
    </style:style>
    <style:style style:name="P6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1" style:family="paragraph" style:parent-style-name="Standard">
      <style:paragraph-properties fo:text-align="end" style:justify-single-word="false"/>
      <style:text-properties fo:color="#000000" style:font-name="Times New Roman" fo:font-size="14pt" fo:language="ru" fo:country="RU" officeooo:rsid="0041b17c" officeooo:paragraph-rsid="0041b17c" style:font-size-asian="14pt" style:language-asian="ru" style:country-asian="RU" style:font-name-complex="Times New Roman5" style:font-size-complex="14pt" style:language-complex="ar" style:country-complex="SA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1b17c" style:font-size-asian="11pt" style:font-size-complex="11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0c05d" style:font-size-asian="11pt" style:font-size-complex="11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4df155" style:font-size-asian="11pt" style:font-size-complex="11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0c05d" style:font-size-asian="11pt" style:font-size-complex="11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2ad80" style:font-size-asian="11pt" style:font-size-complex="11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2d927" style:font-size-asian="11pt" style:font-size-complex="11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356fd" style:font-size-asian="11pt" style:font-size-complex="11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603b9" style:font-size-asian="11pt" style:font-size-complex="11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df155" officeooo:paragraph-rsid="0057b4ee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f099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525c7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61a61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df155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officeooo:rsid="003c8336" style:font-size-complex="14pt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fcb48" style:font-size-asian="11pt" style:font-size-complex="11pt"/>
    </style:style>
    <style:style style:name="T12" style:family="text">
      <style:text-properties style:font-name="Times New Roman" fo:font-size="11pt" officeooo:rsid="0041b17c" style:font-size-asian="11pt" style:font-size-complex="11pt"/>
    </style:style>
    <style:style style:name="T13" style:family="text">
      <style:text-properties style:font-name="Times New Roman" fo:font-size="11pt" officeooo:rsid="00439f75" style:font-size-asian="11pt" style:font-size-complex="11pt"/>
    </style:style>
    <style:style style:name="T14" style:family="text">
      <style:text-properties style:font-name="Times New Roman" fo:font-size="11pt" officeooo:rsid="0043f099" style:font-size-asian="11pt" style:font-size-complex="11pt"/>
    </style:style>
    <style:style style:name="T15" style:family="text">
      <style:text-properties style:font-name="Times New Roman" fo:font-size="11pt" officeooo:rsid="004525c7" style:font-size-asian="11pt" style:font-size-complex="11pt"/>
    </style:style>
    <style:style style:name="T16" style:family="text">
      <style:text-properties style:font-name="Times New Roman" fo:font-size="11pt" officeooo:rsid="00461a61" style:font-size-asian="11pt" style:font-size-complex="11pt"/>
    </style:style>
    <style:style style:name="T17" style:family="text">
      <style:text-properties style:font-name="Times New Roman" fo:font-size="11pt" officeooo:rsid="0047800d" style:font-size-asian="11pt" style:font-size-complex="11pt"/>
    </style:style>
    <style:style style:name="T18" style:family="text">
      <style:text-properties style:font-name="Times New Roman" fo:font-size="11pt" officeooo:rsid="0048d54b" style:font-size-asian="11pt" style:font-size-complex="11pt"/>
    </style:style>
    <style:style style:name="T19" style:family="text">
      <style:text-properties style:font-name="Times New Roman" officeooo:rsid="0041b17c"/>
    </style:style>
    <style:style style:name="T20" style:family="text">
      <style:text-properties style:font-name="Times New Roman" officeooo:rsid="00439f75"/>
    </style:style>
    <style:style style:name="T21" style:family="text">
      <style:text-properties style:font-name="Times New Roman" officeooo:rsid="0043f099"/>
    </style:style>
    <style:style style:name="T22" style:family="text">
      <style:text-properties style:font-name="Times New Roman" officeooo:rsid="004525c7"/>
    </style:style>
    <style:style style:name="T23" style:family="text">
      <style:text-properties style:font-name="Times New Roman" officeooo:rsid="0047800d"/>
    </style:style>
    <style:style style:name="T24" style:family="text">
      <style:text-properties style:font-name="Times New Roman" officeooo:rsid="004df155"/>
    </style:style>
    <style:style style:name="T25" style:family="text">
      <style:text-properties style:font-name="Times New Roman" officeooo:rsid="0052ad80"/>
    </style:style>
    <style:style style:name="T26" style:family="text">
      <style:text-properties style:font-name="Times New Roman" officeooo:rsid="005356fd"/>
    </style:style>
    <style:style style:name="T27" style:family="text">
      <style:text-properties fo:color="#000000" style:font-name="Times New Roman" fo:font-size="14pt" officeooo:rsid="004a972d"/>
    </style:style>
    <style:style style:name="T28" style:family="text">
      <style:text-properties fo:color="#000000" style:font-name="Times New Roman" fo:font-size="11pt" officeooo:rsid="004df155" style:font-size-asian="11pt" style:font-size-complex="11pt"/>
    </style:style>
    <style:style style:name="T29" style:family="text">
      <style:text-properties fo:color="#000000" officeooo:rsid="004a972d"/>
    </style:style>
    <style:style style:name="T30" style:family="text">
      <style:text-properties fo:color="#000000" fo:font-size="11pt" officeooo:rsid="004df155" style:font-size-asian="11pt" style:font-size-complex="11pt"/>
    </style:style>
    <style:style style:name="T31" style:family="text">
      <style:text-properties fo:font-variant="normal" fo:text-transform="none" fo:color="#000000"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2" style:family="text">
      <style:text-properties officeooo:rsid="003ee1ca"/>
    </style:style>
    <style:style style:name="T33" style:family="text">
      <style:text-properties officeooo:rsid="003fcb48"/>
    </style:style>
    <style:style style:name="T34" style:family="text">
      <style:text-properties fo:font-size="11pt" officeooo:rsid="003ee1ca" style:font-size-asian="11pt" style:font-size-complex="11pt"/>
    </style:style>
    <style:style style:name="T35" style:family="text">
      <style:text-properties fo:font-size="11pt" officeooo:rsid="003fcb48" style:font-size-asian="11pt" style:font-size-complex="11pt"/>
    </style:style>
    <style:style style:name="T36" style:family="text">
      <style:text-properties fo:font-size="11pt" officeooo:rsid="0041b17c" style:font-size-asian="11pt" style:font-size-complex="11pt"/>
    </style:style>
    <style:style style:name="T37" style:family="text">
      <style:text-properties fo:font-size="11pt" officeooo:rsid="00439f75" style:font-size-asian="11pt" style:font-size-complex="11pt"/>
    </style:style>
    <style:style style:name="T38" style:family="text">
      <style:text-properties fo:font-size="11pt" officeooo:rsid="0043f099" style:font-size-asian="11pt" style:font-size-complex="11pt"/>
    </style:style>
    <style:style style:name="T39" style:family="text">
      <style:text-properties fo:font-size="11pt" officeooo:rsid="004525c7" style:font-size-asian="11pt" style:font-size-complex="11pt"/>
    </style:style>
    <style:style style:name="T40" style:family="text">
      <style:text-properties fo:font-size="11pt" officeooo:rsid="00461a61" style:font-size-asian="11pt" style:font-size-complex="11pt"/>
    </style:style>
    <style:style style:name="T41" style:family="text">
      <style:text-properties fo:font-size="11pt" officeooo:rsid="0048d54b" style:font-size-asian="11pt" style:font-size-complex="11pt"/>
    </style:style>
    <style:style style:name="T42" style:family="text">
      <style:text-properties officeooo:rsid="0041b17c"/>
    </style:style>
    <style:style style:name="T43" style:family="text">
      <style:text-properties officeooo:rsid="00439f75"/>
    </style:style>
    <style:style style:name="T44" style:family="text">
      <style:text-properties officeooo:rsid="0043f099"/>
    </style:style>
    <style:style style:name="T45" style:family="text">
      <style:text-properties officeooo:rsid="00461a61"/>
    </style:style>
    <style:style style:name="T46" style:family="text">
      <style:text-properties officeooo:rsid="0048d54b"/>
    </style:style>
    <style:style style:name="T47" style:family="text">
      <style:text-properties officeooo:rsid="004a972d"/>
    </style:style>
    <style:style style:name="T48" style:family="text">
      <style:text-properties officeooo:rsid="004df155"/>
    </style:style>
    <style:style style:name="T49" style:family="text">
      <style:text-properties officeooo:rsid="005603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5">Кафедра МО ЭВМ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2"><text:span text:style-name="T3">по лабораторной работе №</text:span><text:span text:style-name="T4">1</text:span></text:p>
      <text:p text:style-name="P12"><text:span text:style-name="T3">по дисциплине «</text:span><text:span text:style-name="T5">Организация ЭВМ и систем</text:span><text:span text:style-name="T3">»</text:span></text:p>
      <text:p text:style-name="P3"><text:span text:style-name="Book_20_Title"><text:span text:style-name="T31">Трансляция, отладка и выполнение программ на языке 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9">Студент гр. </text:span><text:span text:style-name="T8">038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5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50"><text:span text:style-name="T6">20</text:span><text:span text:style-name="T7">21</text:span></text:p>
      <text:h text:style-name="P59" text:outline-level="2">Цель работы.</text:h>
      <text:p text:style-name="P53">Познакомиться с работой программ, написанных на Ассемблере. Изучить особенности работы низкоуровневого языка программирования. Проследить перевод инструкций Ассемблера в машинный код.</text:p>
      <text:p text:style-name="P54"/>
      <text:h text:style-name="P57" text:outline-level="2">Задание.</text:h>
      <text:p text:style-name="P47">Лабораторная работа 1 использует 2 готовых программы на ассемблере:</text:p>
      <text:p text:style-name="P47">hello1 – составлена с использованием сокращенного описания сегментов.</text:p>
      <text:p text:style-name="P47">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.</text:p>
      <text:p text:style-name="P47">Уточнение задания следует посмотреть в файле lr1_comp.txt каталога Задания.</text:p>
      <text:p text:style-name="P47">Часть 1</text:p>
      <text:p text:style-name="P47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</text:p>
      <text:p text:style-name="P47">21H (команда Int 21h).</text:p>
      <text:p text:style-name="P47">Выполняемые функцией действия и задаваемые ей параметры - следующие:</text:p>
      <text:p text:style-name="P47">- обеспечивается вывод на экран строки символов, заканчивающейся знаком "$";</text:p>
      <text:p text:style-name="P47">- требуется задание в регистре ah номера функции, равного 09h, а в регистре dx -</text:p>
      <text:p text:style-name="P47">смещения адреса выводимой строки;</text:p>
      <text:p text:style-name="P47">- используется регистр ax и не сохраняется его содержимое.</text:p>
      <text:p text:style-name="P47"><text:soft-page-break/>2. Разобраться в структуре и реализации каждого сегмента программы. Непонятные</text:p>
      <text:p text:style-name="P47">фрагменты прояснить</text:p>
      <text:p text:style-name="P47">у преподавателя. Строку-приветствие преобразовать в</text:p>
      <text:p text:style-name="P47">соответствии со своими личными данными.</text:p>
      <text:p text:style-name="P47">3. Загрузить файл hello1.asm из каталога Задания в каталог Masm.</text:p>
      <text:p text:style-name="P47">4. Протранслировать программу с помощью строки</text:p>
      <text:p text:style-name="P47">&gt; masm hello1.asm</text:p>
      <text:p text:style-name="P47">c созданием объектного файла и файла диагностических сообщений (файла листинга).</text:p>
      <text:p text:style-name="P47">Объяснить и исправить синтаксические ошибки, если они будут обнаружены транслятором.</text:p>
      <text:p text:style-name="P47">Повторить трансляцию программы до получения объектного модуля.</text:p>
      <text:p text:style-name="P47">5. Скомпоновать загрузочный модуль с помощью строки</text:p>
      <text:p text:style-name="P47">&gt; link hello1.obj</text:p>
      <text:p text:style-name="P47">с созданием карты памяти и исполняемого файла hello1.exe.</text:p>
      <text:p text:style-name="P47">6. Выполнить программу в автоматическом режиме путем набора строки</text:p>
      <text:p text:style-name="P47">&gt; hello1.exe</text:p>
      <text:p text:style-name="P47">убедиться в корректности ее работы и зафиксировать результат выполнения в протоколе.</text:p>
      <text:p text:style-name="P47">7. Запустить выполнение программы под управлением отладчика с помощью команды</text:p>
      <text:p text:style-name="P47">&gt; afd hello1.exe</text:p>
      <text:p text:style-name="P47">3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<text:soft-page-break/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47">Выполнить пункты 1 - 7 части 1 настоящего задания применительно к программе</text:p>
      <text:p text:style-name="P47">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48"/>
      <text:h text:style-name="P57" text:outline-level="2">Выполнение работы.</text:h>
      <text:p text:style-name="P8">В ходе работы были скомпилированы два файла hello1.asm и hello2.asm. <text:span text:style-name="T47">Работа обоих из них представлена в Табл. 1 и Табл. 2 соответственно. </text:span></text:p>
      <text:p text:style-name="P9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018244691040">
          <table:table-cell table:style-name="Таблица2.A1" table:number-rows-spanned="2" office:value-type="string">
            <text:p text:style-name="P17">Адрес</text:p>
            <text:p text:style-name="P17">Команды</text:p>
          </table:table-cell>
          <table:table-cell table:style-name="Таблица2.A1" table:number-rows-spanned="2" office:value-type="string">
            <text:p text:style-name="P17">Символический код команды</text:p>
          </table:table-cell>
          <table:table-cell table:style-name="Таблица2.A1" table:number-rows-spanned="2" office:value-type="string">
            <text:p text:style-name="P17">16-ричный </text:p>
            <text:p text:style-name="P17">код команды</text:p>
          </table:table-cell>
          <table:table-cell table:style-name="Таблица2.D1" table:number-columns-spanned="2" office:value-type="string">
            <text:p text:style-name="P17">Содержимое регистров и ячеек памяти</text:p>
          </table:table-cell>
          <table:covered-table-cell/>
        </table:table-row>
        <table:table-row table:style-name="TableLine94018244844432">
          <table:covered-table-cell/>
          <table:covered-table-cell/>
          <table:covered-table-cell/>
          <table:table-cell table:style-name="Таблица2.D2" office:value-type="string">
            <text:p text:style-name="P17">до выполнения</text:p>
          </table:table-cell>
          <table:table-cell table:style-name="Таблица2.E2" office:value-type="string">
            <text:p text:style-name="P17">после выполнения</text:p>
          </table:table-cell>
        </table:table-row>
        <table:table-row table:style-name="TableLine94018244846960">
          <table:table-cell table:style-name="Таблица2.D2" office:value-type="string">
            <text:p text:style-name="P19">0010</text:p>
          </table:table-cell>
          <table:table-cell table:style-name="Таблица2.D2" office:value-type="string">
            <text:p text:style-name="P19">MOV AX, 1A07</text:p>
          </table:table-cell>
          <table:table-cell table:style-name="Таблица2.D2" office:value-type="string">
            <text:p text:style-name="P26">B8071A</text:p>
          </table:table-cell>
          <table:table-cell table:style-name="Таблица2.D2" office:value-type="string">
            <text:p text:style-name="P19">(AX) = 0000</text:p>
            <text:p text:style-name="P19">(IP) = 0010</text:p>
          </table:table-cell>
          <table:table-cell table:style-name="Таблица2.E2" office:value-type="string">
            <text:p text:style-name="P19">(AX) = 1A07</text:p>
            <text:p text:style-name="P19">(IP) = 0013</text:p>
          </table:table-cell>
        </table:table-row>
        <table:table-row table:style-name="TableLine94018244849120">
          <table:table-cell table:style-name="Таблица2.D2" office:value-type="string">
            <text:p text:style-name="P19">001<text:span text:style-name="T33">3</text:span></text:p>
          </table:table-cell>
          <table:table-cell table:style-name="Таблица2.D2" office:value-type="string">
            <text:p text:style-name="P19">MOV <text:span text:style-name="T33">DS, </text:span>AX</text:p>
          </table:table-cell>
          <table:table-cell table:style-name="Таблица2.D2" office:value-type="string">
            <text:p text:style-name="P31">8ED8</text:p>
          </table:table-cell>
          <table:table-cell table:style-name="Таблица2.D2" office:value-type="string">
            <text:p text:style-name="P20">(AX) = 1A07</text:p>
            <text:p text:style-name="P26">(DS) = 19F5</text:p>
            <text:p text:style-name="P19">(IP) = 001<text:span text:style-name="T33">3</text:span></text:p>
          </table:table-cell>
          <table:table-cell table:style-name="Таблица2.E2" office:value-type="string">
            <text:p text:style-name="P19">(AX) = 1A07</text:p>
            <text:p text:style-name="P26">(DS) = <text:span text:style-name="T32">1A07</text:span></text:p>
            <text:p text:style-name="P19">(IP) = 001<text:span text:style-name="T33">5</text:span></text:p>
          </table:table-cell>
        </table:table-row>
        <table:table-row table:style-name="TableLine94018244850144">
          <table:table-cell table:style-name="Таблица2.D2" office:value-type="string">
            <text:p text:style-name="P19">001<text:span text:style-name="T33">5</text:span></text:p>
          </table:table-cell>
          <table:table-cell table:style-name="Таблица2.D2" office:value-type="string">
            <text:p text:style-name="P19">MOV <text:span text:style-name="T33">DX, 0000</text:span></text:p>
          </table:table-cell>
          <table:table-cell table:style-name="Таблица2.D2" office:value-type="string">
            <text:p text:style-name="P31">BA0000</text:p>
          </table:table-cell>
          <table:table-cell table:style-name="Таблица2.D2" office:value-type="string">
            <text:p text:style-name="P20">(<text:span text:style-name="T33">D</text:span>X) = <text:span text:style-name="T33">0000</text:span></text:p>
            <text:p text:style-name="P19">(IP) = 001<text:span text:style-name="T33">5</text:span></text:p>
          </table:table-cell>
          <table:table-cell table:style-name="Таблица2.E2" office:value-type="string">
            <text:p text:style-name="P19">(<text:span text:style-name="T33">D</text:span>X) = <text:span text:style-name="T33">0000</text:span></text:p>
            <text:p text:style-name="P19">(IP) = 001<text:span text:style-name="T33">8</text:span></text:p>
          </table:table-cell>
        </table:table-row>
        <table:table-row table:style-name="TableLine94018244851440">
          <table:table-cell table:style-name="Таблица2.D2" office:value-type="string">
            <text:p text:style-name="P19">001<text:span text:style-name="T33">8</text:span></text:p>
          </table:table-cell>
          <table:table-cell table:style-name="Таблица2.D2" office:value-type="string">
            <text:p text:style-name="P38"><text:span text:style-name="T34">MOV </text:span><text:span text:style-name="T11">AH, 09</text:span></text:p>
          </table:table-cell>
          <table:table-cell table:style-name="Таблица2.D2" office:value-type="string">
            <text:p text:style-name="P31">B409</text:p>
          </table:table-cell>
          <table:table-cell table:style-name="Таблица2.D2" office:value-type="string">
            <text:p text:style-name="P20">(<text:span text:style-name="T33">AX</text:span>) = <text:span text:style-name="T33">1A07</text:span></text:p>
            <text:p text:style-name="P19">(IP) = 001<text:span text:style-name="T33">8</text:span></text:p>
          </table:table-cell>
          <table:table-cell table:style-name="Таблица2.E2" office:value-type="string">
            <text:p text:style-name="P21">(<text:span text:style-name="T42">A</text:span>X) = <text:span text:style-name="T33">0907</text:span></text:p>
            <text:p text:style-name="P21">(IP) = 001<text:span text:style-name="T33">A</text:span></text:p>
          </table:table-cell>
        </table:table-row>
        <table:table-row table:style-name="TableLine94018244852608">
          <table:table-cell table:style-name="Таблица2.D2" office:value-type="string">
            <text:p text:style-name="P19">001<text:span text:style-name="T33">A</text:span></text:p>
          </table:table-cell>
          <table:table-cell table:style-name="Таблица2.D2" office:value-type="string">
            <text:p text:style-name="P31"><text:span text:style-name="T33">I</text:span>NT 21</text:p>
          </table:table-cell>
          <table:table-cell table:style-name="Таблица2.D2" office:value-type="string">
            <text:p text:style-name="P45"><text:span text:style-name="T11">C</text:span><text:span text:style-name="T10">D21</text:span></text:p>
          </table:table-cell>
          <table:table-cell table:style-name="Таблица2.D2" office:value-type="string">
            <text:p text:style-name="P19">(IP) = 001<text:span text:style-name="T33">A</text:span></text:p>
          </table:table-cell>
          <table:table-cell table:style-name="Таблица2.E2" office:value-type="string">
            <text:p text:style-name="P19">(IP) = 001<text:span text:style-name="T33">C</text:span></text:p>
          </table:table-cell>
        </table:table-row>
        <table:table-row table:style-name="TableLine94018244853824">
          <table:table-cell table:style-name="Таблица2.D2" office:value-type="string">
            <text:p text:style-name="P19">001<text:span text:style-name="T33">C</text:span></text:p>
          </table:table-cell>
          <table:table-cell table:style-name="Таблица2.D2" office:value-type="string">
            <text:p text:style-name="P38"><text:span text:style-name="T34">MOV </text:span><text:span text:style-name="T11">AH, </text:span><text:span text:style-name="T12">4C</text:span></text:p>
          </table:table-cell>
          <table:table-cell table:style-name="Таблица2.D2" office:value-type="string">
            <text:p text:style-name="P39"><text:span text:style-name="T11">B4</text:span><text:span text:style-name="T12">4C</text:span></text:p>
          </table:table-cell>
          <table:table-cell table:style-name="Таблица2.D2" office:value-type="string">
            <text:p text:style-name="P39"><text:span text:style-name="T34">(</text:span><text:span text:style-name="T35">AX</text:span><text:span text:style-name="T34">) = </text:span><text:span text:style-name="T12">09</text:span><text:span text:style-name="T35">07</text:span></text:p>
            <text:p text:style-name="P19">(IP) = 001<text:span text:style-name="T42">C</text:span></text:p>
          </table:table-cell>
          <table:table-cell table:style-name="Таблица2.E2" office:value-type="string">
            <text:p text:style-name="P21">(<text:span text:style-name="T42">A</text:span>X) = <text:span text:style-name="T42">4C</text:span><text:span text:style-name="T33">07</text:span></text:p>
            <text:p text:style-name="P21">(IP) = 001<text:span text:style-name="T42">E</text:span></text:p>
          </table:table-cell>
        </table:table-row>
        <table:table-row table:style-name="TableLine94018244855040">
          <table:table-cell table:style-name="Таблица2.D2" office:value-type="string">
            <text:p text:style-name="P19">001<text:span text:style-name="T42">E</text:span></text:p>
          </table:table-cell>
          <table:table-cell table:style-name="Таблица2.D2" office:value-type="string">
            <text:p text:style-name="P31">INT 21</text:p>
          </table:table-cell>
          <table:table-cell table:style-name="Таблица2.D2" office:value-type="string">
            <text:p text:style-name="P31">CD21</text:p>
          </table:table-cell>
          <table:table-cell table:style-name="Таблица2.D2" office:value-type="string">
            <text:p text:style-name="P19">(IP) = 001<text:span text:style-name="T42">E</text:span></text:p>
          </table:table-cell>
          <table:table-cell table:style-name="Таблица2.E2" office:value-type="string">
            <text:p text:style-name="P33"/>
          </table:table-cell>
        </table:table-row>
      </table:table>
      <text:p text:style-name="P49"/>
      <text:p text:style-name="P49"><text:soft-page-break/>Табл. 2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94018244856944">
          <table:table-cell table:style-name="Таблица4.A1" table:number-rows-spanned="2" office:value-type="string">
            <text:p text:style-name="P18">Адрес</text:p>
            <text:p text:style-name="P18">Команды</text:p>
          </table:table-cell>
          <table:table-cell table:style-name="Таблица4.A1" table:number-rows-spanned="2" office:value-type="string">
            <text:p text:style-name="P18">Символический код команды</text:p>
          </table:table-cell>
          <table:table-cell table:style-name="Таблица4.A1" table:number-rows-spanned="2" office:value-type="string">
            <text:p text:style-name="P18">16-ричный </text:p>
            <text:p text:style-name="P18">код команды</text:p>
          </table:table-cell>
          <table:table-cell table:style-name="Таблица4.D1" table:number-columns-spanned="2" office:value-type="string">
            <text:p text:style-name="P18">Содержимое регистров и ячеек памяти</text:p>
          </table:table-cell>
          <table:covered-table-cell/>
        </table:table-row>
        <table:table-row table:style-name="TableLine94018244981360">
          <table:covered-table-cell/>
          <table:covered-table-cell/>
          <table:covered-table-cell/>
          <table:table-cell table:style-name="Таблица4.D2" office:value-type="string">
            <text:p text:style-name="P18">до выполнения</text:p>
          </table:table-cell>
          <table:table-cell table:style-name="Таблица4.E2" office:value-type="string">
            <text:p text:style-name="P18">после выполнения</text:p>
          </table:table-cell>
        </table:table-row>
        <table:table-row table:style-name="TableLine94018244983888">
          <table:table-cell table:style-name="Таблица4.D2" office:value-type="string">
            <text:p text:style-name="P21">00<text:span text:style-name="T42">05</text:span></text:p>
          </table:table-cell>
          <table:table-cell table:style-name="Таблица4.D2" office:value-type="string">
            <text:p text:style-name="P32">PUSH DS</text:p>
          </table:table-cell>
          <table:table-cell table:style-name="Таблица4.D2" office:value-type="string">
            <text:p text:style-name="P32">1E</text:p>
          </table:table-cell>
          <table:table-cell table:style-name="Таблица4.D2" office:value-type="string">
            <text:p text:style-name="P40"><text:span text:style-name="T34">(</text:span><text:span text:style-name="T12">S</text:span><text:span text:style-name="T13">P</text:span><text:span text:style-name="T34">) = </text:span><text:span text:style-name="T37">0018</text:span></text:p>
            <text:p text:style-name="P21">(IP) = 00<text:span text:style-name="T42">05</text:span></text:p>
            <text:p text:style-name="P64">(Stack) = 0000</text:p>
          </table:table-cell>
          <table:table-cell table:style-name="Таблица4.E2" office:value-type="string">
            <text:p text:style-name="P22">(<text:span text:style-name="T19">S</text:span><text:span text:style-name="T20">P</text:span>) = <text:span text:style-name="T43">0016</text:span></text:p>
            <text:p text:style-name="P21">(IP) = 00<text:span text:style-name="T43">06</text:span></text:p>
            <text:p text:style-name="P74"><text:span text:style-name="T30">(Stack) = </text:span><text:span text:style-name="T28">19F5</text:span></text:p>
          </table:table-cell>
        </table:table-row>
        <table:table-row table:style-name="TableLine94018244986048">
          <table:table-cell table:style-name="Таблица4.D2" office:value-type="string">
            <text:p text:style-name="P21">00<text:span text:style-name="T43">06</text:span></text:p>
          </table:table-cell>
          <table:table-cell table:style-name="Таблица4.D2" office:value-type="string">
            <text:p text:style-name="P34">SUB AX, AX</text:p>
          </table:table-cell>
          <table:table-cell table:style-name="Таблица4.D2" office:value-type="string">
            <text:p text:style-name="P34">2BC0</text:p>
          </table:table-cell>
          <table:table-cell table:style-name="Таблица4.D2" office:value-type="string">
            <text:p text:style-name="P40"><text:span text:style-name="T34">(AX) = </text:span><text:span text:style-name="T13">0000</text:span></text:p>
            <text:p text:style-name="P40"><text:span text:style-name="T34">(IP) = 00</text:span><text:span text:style-name="T13">06</text:span></text:p>
          </table:table-cell>
          <table:table-cell table:style-name="Таблица4.E2" office:value-type="string">
            <text:p text:style-name="P40"><text:span text:style-name="T34">(AX) = </text:span><text:span text:style-name="T13">0000</text:span></text:p>
            <text:p text:style-name="P40"><text:span text:style-name="T34">(IP) = 00</text:span><text:span text:style-name="T13">08</text:span></text:p>
          </table:table-cell>
        </table:table-row>
        <table:table-row table:style-name="TableLine94018244987072">
          <table:table-cell table:style-name="Таблица4.D2" office:value-type="string">
            <text:p text:style-name="P21">00<text:span text:style-name="T43">08</text:span></text:p>
          </table:table-cell>
          <table:table-cell table:style-name="Таблица4.D2" office:value-type="string">
            <text:p text:style-name="P34">PUSH AX</text:p>
          </table:table-cell>
          <table:table-cell table:style-name="Таблица4.D2" office:value-type="string">
            <text:p text:style-name="P34">50</text:p>
          </table:table-cell>
          <table:table-cell table:style-name="Таблица4.D2" office:value-type="string">
            <text:p text:style-name="P21">(<text:span text:style-name="T43">A</text:span>X) = <text:span text:style-name="T33">0000</text:span></text:p>
            <text:p text:style-name="P22">(<text:span text:style-name="T19">S</text:span><text:span text:style-name="T20">P</text:span>) = <text:span text:style-name="T43">0016</text:span></text:p>
            <text:p text:style-name="P21">(IP) = 00<text:span text:style-name="T43">08</text:span></text:p>
            <text:p text:style-name="P63"><text:span text:style-name="T48">(Stack) = </text:span><text:span text:style-name="T24">19F5</text:span></text:p>
          </table:table-cell>
          <table:table-cell table:style-name="Таблица4.E2" office:value-type="string">
            <text:p text:style-name="P21">(<text:span text:style-name="T43">A</text:span>X) = <text:span text:style-name="T33">0000</text:span></text:p>
            <text:p text:style-name="P22">(<text:span text:style-name="T19">S</text:span><text:span text:style-name="T20">P</text:span>) = <text:span text:style-name="T43">0014</text:span></text:p>
            <text:p text:style-name="P21">(IP) = 00<text:span text:style-name="T43">09</text:span></text:p>
            <text:p text:style-name="P65">(Stack) = 0000</text:p>
          </table:table-cell>
        </table:table-row>
        <table:table-row table:style-name="TableLine94018244988048">
          <table:table-cell table:style-name="Таблица4.D2" office:value-type="string">
            <text:p text:style-name="P21">00<text:span text:style-name="T43">09</text:span></text:p>
          </table:table-cell>
          <table:table-cell table:style-name="Таблица4.D2" office:value-type="string">
            <text:p text:style-name="P40"><text:span text:style-name="T34">MOV </text:span><text:span text:style-name="T11">A</text:span><text:span text:style-name="T13">X</text:span><text:span text:style-name="T11">, </text:span><text:span text:style-name="T13">1A07</text:span></text:p>
          </table:table-cell>
          <table:table-cell table:style-name="Таблица4.D2" office:value-type="string">
            <text:p text:style-name="P40"><text:span text:style-name="T11">B</text:span><text:span text:style-name="T13">8071A</text:span></text:p>
          </table:table-cell>
          <table:table-cell table:style-name="Таблица4.D2" office:value-type="string">
            <text:p text:style-name="P21">(<text:span text:style-name="T33">AX</text:span>) = <text:span text:style-name="T43">0000</text:span></text:p>
            <text:p text:style-name="P21">(IP) = 00<text:span text:style-name="T43">09</text:span></text:p>
          </table:table-cell>
          <table:table-cell table:style-name="Таблица4.E2" office:value-type="string">
            <text:p text:style-name="P40"><text:span text:style-name="T34">(</text:span><text:span text:style-name="T36">A</text:span><text:span text:style-name="T34">X) = </text:span><text:span text:style-name="T13">1A</text:span><text:span text:style-name="T35">07</text:span></text:p>
            <text:p text:style-name="P21">(IP) = 00<text:span text:style-name="T43">0C</text:span></text:p>
          </table:table-cell>
        </table:table-row>
        <table:table-row table:style-name="TableLine94018244989216">
          <table:table-cell table:style-name="Таблица4.D2" office:value-type="string">
            <text:p text:style-name="P40"><text:span text:style-name="T34">00</text:span><text:span text:style-name="T13">0C</text:span></text:p>
          </table:table-cell>
          <table:table-cell table:style-name="Таблица4.D2" office:value-type="string">
            <text:p text:style-name="P34">MOVE DS, AX</text:p>
          </table:table-cell>
          <table:table-cell table:style-name="Таблица4.D2" office:value-type="string">
            <text:p text:style-name="P34">8ED8</text:p>
          </table:table-cell>
          <table:table-cell table:style-name="Таблица4.D2" office:value-type="string">
            <text:p text:style-name="P41"><text:span text:style-name="T34">(</text:span><text:span text:style-name="T36">A</text:span><text:span text:style-name="T34">X) = </text:span><text:span text:style-name="T13">1A</text:span><text:span text:style-name="T35">07</text:span></text:p>
            <text:p text:style-name="P41"><text:span text:style-name="T34">(</text:span><text:span text:style-name="T37">DS</text:span><text:span text:style-name="T34">) = </text:span><text:span text:style-name="T13">19F5</text:span></text:p>
            <text:p text:style-name="P40"><text:span text:style-name="T34">(IP) = 00</text:span><text:span text:style-name="T13">0C</text:span></text:p>
          </table:table-cell>
          <table:table-cell table:style-name="Таблица4.E2" office:value-type="string">
            <text:p text:style-name="P41"><text:span text:style-name="T34">(</text:span><text:span text:style-name="T36">A</text:span><text:span text:style-name="T34">X) = </text:span><text:span text:style-name="T13">1A</text:span><text:span text:style-name="T35">07</text:span></text:p>
            <text:p text:style-name="P22">(<text:span text:style-name="T43">DS</text:span>) = <text:span text:style-name="T20">1A</text:span><text:span text:style-name="T33">07</text:span></text:p>
            <text:p text:style-name="P21">(IP) = 00<text:span text:style-name="T43">0E</text:span></text:p>
          </table:table-cell>
        </table:table-row>
        <table:table-row table:style-name="TableLine94018244990432">
          <table:table-cell table:style-name="Таблица4.D2" office:value-type="string">
            <text:p text:style-name="P40"><text:span text:style-name="T34">00</text:span><text:span text:style-name="T14">0E</text:span></text:p>
          </table:table-cell>
          <table:table-cell table:style-name="Таблица4.D2" office:value-type="string">
            <text:p text:style-name="P40"><text:span text:style-name="T34">MOV </text:span><text:span text:style-name="T38">D</text:span><text:span text:style-name="T40">X</text:span><text:span text:style-name="T11">, </text:span><text:span text:style-name="T14">0000</text:span></text:p>
          </table:table-cell>
          <table:table-cell table:style-name="Таблица4.D2" office:value-type="string">
            <text:p text:style-name="P40"><text:span text:style-name="T11">B</text:span><text:span text:style-name="T14">A0000</text:span></text:p>
          </table:table-cell>
          <table:table-cell table:style-name="Таблица4.D2" office:value-type="string">
            <text:p text:style-name="P42"><text:span text:style-name="T34">(</text:span><text:span text:style-name="T38">D</text:span><text:span text:style-name="T35">X</text:span><text:span text:style-name="T34">) = </text:span><text:span text:style-name="T14">0000</text:span></text:p>
            <text:p text:style-name="P40"><text:span text:style-name="T34">(IP) = 00</text:span><text:span text:style-name="T16">0E</text:span></text:p>
          </table:table-cell>
          <table:table-cell table:style-name="Таблица4.E2" office:value-type="string">
            <text:p text:style-name="P40"><text:span text:style-name="T34">(</text:span><text:span text:style-name="T38">D</text:span><text:span text:style-name="T34">X) = </text:span><text:span text:style-name="T14">0000</text:span></text:p>
            <text:p text:style-name="P21">(IP) = 001<text:span text:style-name="T44">1</text:span></text:p>
          </table:table-cell>
        </table:table-row>
        <table:table-row table:style-name="TableLine94018244991648">
          <table:table-cell table:style-name="Таблица4.D2" office:value-type="string">
            <text:p text:style-name="P21">001<text:span text:style-name="T44">1</text:span></text:p>
          </table:table-cell>
          <table:table-cell table:style-name="Таблица4.D2" office:value-type="string">
            <text:p text:style-name="P35">CALL 0000</text:p>
          </table:table-cell>
          <table:table-cell table:style-name="Таблица4.D2" office:value-type="string">
            <text:p text:style-name="P35">E8ECFF</text:p>
          </table:table-cell>
          <table:table-cell table:style-name="Таблица4.D2" office:value-type="string">
            <text:p text:style-name="P23">(<text:span text:style-name="T19">S</text:span><text:span text:style-name="T20">P</text:span>) = <text:span text:style-name="T43">0014</text:span></text:p>
            <text:p text:style-name="P21">(IP) = 001<text:span text:style-name="T44">1</text:span></text:p>
            <text:p text:style-name="P66">(Stack) = 0000</text:p>
          </table:table-cell>
          <table:table-cell table:style-name="Таблица4.E2" office:value-type="string">
            <text:p text:style-name="P23"><text:span text:style-name="T19">(S</text:span><text:span text:style-name="T20">P</text:span><text:span text:style-name="T19">) = </text:span><text:span text:style-name="T20">001</text:span><text:span text:style-name="T21">2</text:span></text:p>
            <text:p text:style-name="P42"><text:span text:style-name="T12">(IP) = 00</text:span><text:span text:style-name="T14">00</text:span></text:p>
            <text:p text:style-name="P66"><text:span text:style-name="T14">(Stack) = 00</text:span><text:span text:style-name="T25">14</text:span></text:p>
          </table:table-cell>
        </table:table-row>
        <table:table-row table:style-name="TableLine94018244992784">
          <table:table-cell table:style-name="Таблица4.D2" office:value-type="string">
            <text:p text:style-name="P27">0000</text:p>
          </table:table-cell>
          <table:table-cell table:style-name="Таблица4.D2" office:value-type="string">
            <text:p text:style-name="P35">MOV AH, 09</text:p>
          </table:table-cell>
          <table:table-cell table:style-name="Таблица4.D2" office:value-type="string">
            <text:p text:style-name="P35">B409</text:p>
          </table:table-cell>
          <table:table-cell table:style-name="Таблица4.D2" office:value-type="string">
            <text:p text:style-name="P42"><text:span text:style-name="T34">(</text:span><text:span text:style-name="T14">AX</text:span><text:span text:style-name="T34">) = </text:span><text:span text:style-name="T14">1A07</text:span></text:p>
            <text:p text:style-name="P21">(IP) = 00<text:span text:style-name="T44">00</text:span></text:p>
          </table:table-cell>
          <table:table-cell table:style-name="Таблица4.E2" office:value-type="string">
            <text:p text:style-name="P42"><text:span text:style-name="T12">(</text:span><text:span text:style-name="T14">AX</text:span><text:span text:style-name="T12">) = </text:span><text:span text:style-name="T14">0907</text:span></text:p>
            <text:p text:style-name="P42"><text:span text:style-name="T12">(IP) = 00</text:span><text:span text:style-name="T14">02</text:span></text:p>
          </table:table-cell>
        </table:table-row>
        <table:table-row table:style-name="TableLine94018244994000">
          <table:table-cell table:style-name="Таблица4.D2" office:value-type="string">
            <text:p text:style-name="P27">0002</text:p>
          </table:table-cell>
          <table:table-cell table:style-name="Таблица4.D2" office:value-type="string">
            <text:p text:style-name="P35">INT 21</text:p>
          </table:table-cell>
          <table:table-cell table:style-name="Таблица4.D2" office:value-type="string">
            <text:p text:style-name="P35">CD21</text:p>
          </table:table-cell>
          <table:table-cell table:style-name="Таблица4.D2" office:value-type="string">
            <text:p text:style-name="P40"><text:span text:style-name="T34">(IP) = 00</text:span><text:span text:style-name="T38">02</text:span></text:p>
          </table:table-cell>
          <table:table-cell table:style-name="Таблица4.E2" office:value-type="string">
            <text:p text:style-name="P42"><text:span text:style-name="T12">(IP) = 00</text:span><text:span text:style-name="T14">04</text:span></text:p>
          </table:table-cell>
        </table:table-row>
        <table:table-row table:style-name="TableLine94018244995216">
          <table:table-cell table:style-name="Таблица4.D2" office:value-type="string">
            <text:p text:style-name="P28">0004</text:p>
          </table:table-cell>
          <table:table-cell table:style-name="Таблица4.D2" office:value-type="string">
            <text:p text:style-name="P36">RET</text:p>
          </table:table-cell>
          <table:table-cell table:style-name="Таблица4.D2" office:value-type="string">
            <text:p text:style-name="P36">C3</text:p>
          </table:table-cell>
          <table:table-cell table:style-name="Таблица4.D2" office:value-type="string">
            <text:p text:style-name="P43"><text:span text:style-name="T12">(S</text:span><text:span text:style-name="T13">P</text:span><text:span text:style-name="T12">) = </text:span><text:span text:style-name="T13">001</text:span><text:span text:style-name="T14">2</text:span></text:p>
            <text:p text:style-name="P43"><text:span text:style-name="T34">(IP) = 00</text:span><text:span text:style-name="T38">0</text:span><text:span text:style-name="T39">4</text:span></text:p>
            <text:p text:style-name="P67"><text:span text:style-name="T21">(Stack) = 00</text:span><text:span text:style-name="T25">14</text:span></text:p>
          </table:table-cell>
          <table:table-cell table:style-name="Таблица4.E2" office:value-type="string">
            <text:p text:style-name="P24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42"><text:span text:style-name="T12">(IP) = 00</text:span><text:span text:style-name="T15">14</text:span></text:p>
            <text:p text:style-name="P67"><text:span text:style-name="T15">(Stack) = 0000</text:span></text:p>
          </table:table-cell>
        </table:table-row>
        <table:table-row table:style-name="TableLine94018244996432">
          <table:table-cell table:style-name="Таблица4.D2" office:value-type="string">
            <text:p text:style-name="P40"><text:span text:style-name="T34">00</text:span><text:span text:style-name="T16">14</text:span></text:p>
          </table:table-cell>
          <table:table-cell table:style-name="Таблица4.D2" office:value-type="string">
            <text:p text:style-name="P40"><text:span text:style-name="T34">MOV </text:span><text:span text:style-name="T38">D</text:span><text:span text:style-name="T40">X</text:span><text:span text:style-name="T11">, </text:span><text:span text:style-name="T14">00</text:span><text:span text:style-name="T16">1</text:span><text:span text:style-name="T14">0</text:span></text:p>
          </table:table-cell>
          <table:table-cell table:style-name="Таблица4.D2" office:value-type="string">
            <text:p text:style-name="P40"><text:span text:style-name="T11">B</text:span><text:span text:style-name="T14">A0000</text:span></text:p>
          </table:table-cell>
          <table:table-cell table:style-name="Таблица4.D2" office:value-type="string">
            <text:p text:style-name="P42"><text:span text:style-name="T34">(</text:span><text:span text:style-name="T38">D</text:span><text:span text:style-name="T35">X</text:span><text:span text:style-name="T34">) = </text:span><text:span text:style-name="T14">0000</text:span></text:p>
            <text:p text:style-name="P21">(IP) = 001<text:span text:style-name="T45">4</text:span></text:p>
          </table:table-cell>
          <table:table-cell table:style-name="Таблица4.E2" office:value-type="string">
            <text:p text:style-name="P40"><text:span text:style-name="T34">(</text:span><text:span text:style-name="T38">D</text:span><text:span text:style-name="T34">X) = </text:span><text:span text:style-name="T14">00</text:span><text:span text:style-name="T16">1</text:span><text:span text:style-name="T14">0</text:span></text:p>
            <text:p text:style-name="P21">(IP) = 001<text:span text:style-name="T45">7</text:span></text:p>
          </table:table-cell>
        </table:table-row>
        <table:table-row table:style-name="TableLine94018244997648">
          <table:table-cell table:style-name="Таблица4.D2" office:value-type="string">
            <text:p text:style-name="P21">001<text:span text:style-name="T45">7</text:span></text:p>
          </table:table-cell>
          <table:table-cell table:style-name="Таблица4.D2" office:value-type="string">
            <text:p text:style-name="P35">CALL 0000</text:p>
          </table:table-cell>
          <table:table-cell table:style-name="Таблица4.D2" office:value-type="string">
            <text:p text:style-name="P35">E8E<text:span text:style-name="T45">6</text:span>FF</text:p>
          </table:table-cell>
          <table:table-cell table:style-name="Таблица4.D2" office:value-type="string">
            <text:p text:style-name="P23">(<text:span text:style-name="T19">S</text:span><text:span text:style-name="T20">P</text:span>) = <text:span text:style-name="T43">0014</text:span></text:p>
            <text:p text:style-name="P21">(IP) = 001<text:span text:style-name="T45">7</text:span></text:p>
            <text:p text:style-name="P68">(Stack) = 0000</text:p>
          </table:table-cell>
          <table:table-cell table:style-name="Таблица4.E2" office:value-type="string">
            <text:p text:style-name="P23"><text:span text:style-name="T19">(S</text:span><text:span text:style-name="T20">P</text:span><text:span text:style-name="T19">) = </text:span><text:span text:style-name="T20">001</text:span><text:span text:style-name="T21">2</text:span></text:p>
            <text:p text:style-name="P42"><text:span text:style-name="T12">(IP) = 00</text:span><text:span text:style-name="T14">00</text:span></text:p>
            <text:p text:style-name="P68"><text:span text:style-name="T21">(Stack) = 00</text:span><text:span text:style-name="T26">1A</text:span></text:p>
          </table:table-cell>
        </table:table-row>
        <table:table-row table:style-name="TableLine94018243675504">
          <table:table-cell table:style-name="Таблица4.D2" office:value-type="string">
            <text:p text:style-name="P27">0000</text:p>
          </table:table-cell>
          <table:table-cell table:style-name="Таблица4.D2" office:value-type="string">
            <text:p text:style-name="P35">MOV AH, 09</text:p>
          </table:table-cell>
          <table:table-cell table:style-name="Таблица4.D2" office:value-type="string">
            <text:p text:style-name="P35">B409</text:p>
          </table:table-cell>
          <table:table-cell table:style-name="Таблица4.D2" office:value-type="string">
            <text:p text:style-name="P42"><text:span text:style-name="T34">(</text:span><text:span text:style-name="T14">AX</text:span><text:span text:style-name="T34">) = </text:span><text:span text:style-name="T16">09</text:span><text:span text:style-name="T14">07</text:span></text:p>
            <text:p text:style-name="P21">(IP) = 00<text:span text:style-name="T44">00</text:span></text:p>
          </table:table-cell>
          <table:table-cell table:style-name="Таблица4.E2" office:value-type="string">
            <text:p text:style-name="P42"><text:span text:style-name="T12">(</text:span><text:span text:style-name="T14">AX</text:span><text:span text:style-name="T12">) = </text:span><text:span text:style-name="T14">0907</text:span></text:p>
            <text:p text:style-name="P42"><text:span text:style-name="T12">(IP) = 00</text:span><text:span text:style-name="T14">02</text:span></text:p>
          </table:table-cell>
        </table:table-row>
        <table:table-row table:style-name="TableLine94018244694016">
          <table:table-cell table:style-name="Таблица4.D2" office:value-type="string">
            <text:p text:style-name="P27">0002</text:p>
          </table:table-cell>
          <table:table-cell table:style-name="Таблица4.D2" office:value-type="string">
            <text:p text:style-name="P35">INT 21</text:p>
          </table:table-cell>
          <table:table-cell table:style-name="Таблица4.D2" office:value-type="string">
            <text:p text:style-name="P35">CD21</text:p>
          </table:table-cell>
          <table:table-cell table:style-name="Таблица4.D2" office:value-type="string">
            <text:p text:style-name="P40"><text:span text:style-name="T34">(IP) = 00</text:span><text:span text:style-name="T38">02</text:span></text:p>
          </table:table-cell>
          <table:table-cell table:style-name="Таблица4.E2" office:value-type="string">
            <text:p text:style-name="P42"><text:span text:style-name="T12">(IP) = 00</text:span><text:span text:style-name="T14">04</text:span></text:p>
          </table:table-cell>
        </table:table-row>
        <table:table-row table:style-name="TableLine94018244736992">
          <table:table-cell table:style-name="Таблица4.D2" office:value-type="string">
            <text:p text:style-name="P28">0004</text:p>
          </table:table-cell>
          <table:table-cell table:style-name="Таблица4.D2" office:value-type="string">
            <text:p text:style-name="P36">RET</text:p>
          </table:table-cell>
          <table:table-cell table:style-name="Таблица4.D2" office:value-type="string">
            <text:p text:style-name="P36">C3</text:p>
          </table:table-cell>
          <table:table-cell table:style-name="Таблица4.D2" office:value-type="string">
            <text:p text:style-name="P43"><text:span text:style-name="T12">(S</text:span><text:span text:style-name="T13">P</text:span><text:span text:style-name="T12">) = </text:span><text:span text:style-name="T13">001</text:span><text:span text:style-name="T14">2</text:span></text:p>
            <text:p text:style-name="P43"><text:soft-page-break/><text:span text:style-name="T34">(IP) = 00</text:span><text:span text:style-name="T38">0</text:span><text:span text:style-name="T39">4</text:span></text:p>
            <text:p text:style-name="P69"><text:span text:style-name="T39">(Stack) = 00</text:span><text:span text:style-name="T49">1A</text:span></text:p>
          </table:table-cell>
          <table:table-cell table:style-name="Таблица4.E2" office:value-type="string">
            <text:p text:style-name="P24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42"><text:soft-page-break/><text:span text:style-name="T12">(IP) = 00</text:span><text:span text:style-name="T15">1</text:span><text:span text:style-name="T16">A</text:span></text:p>
            <text:p text:style-name="P69"><text:span text:style-name="T16">(Stack) = 0000</text:span></text:p>
          </table:table-cell>
        </table:table-row>
        <table:table-row table:style-name="TableLine94018244758128">
          <table:table-cell table:style-name="Таблица4.D2" office:value-type="string">
            <text:p text:style-name="P29">001A</text:p>
          </table:table-cell>
          <table:table-cell table:style-name="Таблица4.D2" office:value-type="string">
            <text:p text:style-name="P37">RET Far</text:p>
          </table:table-cell>
          <table:table-cell table:style-name="Таблица4.D2" office:value-type="string">
            <text:p text:style-name="P37">CB</text:p>
          </table:table-cell>
          <table:table-cell table:style-name="Таблица4.D2" office:value-type="string">
            <text:p text:style-name="P25"><text:span text:style-name="T19">(S</text:span><text:span text:style-name="T20">P</text:span><text:span text:style-name="T19">) = </text:span><text:span text:style-name="T20">001</text:span><text:span text:style-name="T22">4</text:span></text:p>
            <text:p text:style-name="P30"><text:span text:style-name="T2">(CS) = </text:span><text:span text:style-name="T22">1</text:span><text:span text:style-name="T2">A0B</text:span></text:p>
            <text:p text:style-name="P73"><text:span text:style-name="T12">(IP) = 00</text:span><text:span text:style-name="T15">1</text:span><text:span text:style-name="T16">A</text:span></text:p>
            <text:p text:style-name="P70"><text:span text:style-name="T16">(Stack) = 0000</text:span></text:p>
          </table:table-cell>
          <table:table-cell table:style-name="Таблица4.E2" office:value-type="string">
            <text:p text:style-name="P25"><text:span text:style-name="T19">(S</text:span><text:span text:style-name="T20">P</text:span><text:span text:style-name="T19">) = </text:span><text:span text:style-name="T20">001</text:span><text:span text:style-name="T23">8</text:span></text:p>
            <text:p text:style-name="P44"><text:span text:style-name="T17">(CS) = </text:span><text:span text:style-name="T15">1</text:span><text:span text:style-name="T18">9F5</text:span></text:p>
            <text:p text:style-name="P73"><text:span text:style-name="T12">(IP) = 00</text:span><text:span text:style-name="T17">00</text:span></text:p>
            <text:p text:style-name="P70"><text:span text:style-name="T17">(Stack) = 0000</text:span></text:p>
          </table:table-cell>
        </table:table-row>
        <table:table-row table:style-name="TableLine94018244764736">
          <table:table-cell table:style-name="Таблица4.D2" office:value-type="string">
            <text:p text:style-name="P27">000<text:span text:style-name="T46">0</text:span></text:p>
          </table:table-cell>
          <table:table-cell table:style-name="Таблица4.D2" office:value-type="string">
            <text:p text:style-name="P35">INT 2<text:span text:style-name="T46">0</text:span></text:p>
          </table:table-cell>
          <table:table-cell table:style-name="Таблица4.D2" office:value-type="string">
            <text:p text:style-name="P35">CD2<text:span text:style-name="T46">0</text:span></text:p>
          </table:table-cell>
          <table:table-cell table:style-name="Таблица4.D2" office:value-type="string">
            <text:p text:style-name="P40"><text:span text:style-name="T34">(IP) = 00</text:span><text:span text:style-name="T38">0</text:span><text:span text:style-name="T41">0</text:span></text:p>
          </table:table-cell>
          <table:table-cell table:style-name="Таблица4.E2" office:value-type="string">
            <text:p text:style-name="P35"/>
          </table:table-cell>
        </table:table-row>
      </table:table>
      <text:h text:style-name="P58" text:outline-level="2"/>
      <text:h text:style-name="P58" text:outline-level="2">Выводы.</text:h>
      <text:p text:style-name="P4"><text:span text:style-name="T29">В ходе выполнения лабораторной работы произошло ознакомление с некоторыми особенностями работы Ассемблера. Было выявлено, что в </text:span><text:span text:style-name="T27">идентичные</text:span><text:span text:style-name="T29"> по задаче программы могут нести в себе, значительное различие как в непосредственной реализации, так и в хранении данных после этапа компиляции.</text:span></text:p>
      <text:p text:style-name="P52"/>
      <text:h text:style-name="P56" text:outline-level="1">Приложение А<text:line-break/>Исходный код программы</text:h>
      <text:p text:style-name="P51"/>
      <text:p text:style-name="P51">; HELLO1.ASM - <text:s/>упрощенная версия учебной программы лаб.раб. N1</text:p>
      <text:p text:style-name="P51">; <text:s text:c="14"/>по дисциплине "Архитектура компьютера"</text:p>
      <text:p text:style-name="P51">; *****************************************************************</text:p>
      <text:p text:style-name="P51">; Назначение: Программа формирует и выводит на экран приветствие</text:p>
      <text:p text:style-name="P51">; <text:s text:c="12"/>пользователя с помощью функции ДОС "Вывод строки"</text:p>
      <text:p text:style-name="P51">; <text:s text:c="12"/>(номер 09 прерывание 21h), которая:</text:p>
      <text:p text:style-name="P51">; <text:s text:c="13"/>- обеспечивает вывод на экран строки символов,</text:p>
      <text:p text:style-name="P51">; <text:s text:c="15"/>заканчивающейся знаком "$";</text:p>
      <text:p text:style-name="P51">; <text:s text:c="13"/>- требует задания в регистре ah номера функции=09h,</text:p>
      <text:p text:style-name="P51">; <text:s text:c="15"/>а в регистре dx - <text:s/>смещения <text:s/>адреса <text:s/>выводимой</text:p>
      <text:p text:style-name="P51">; <text:s text:c="15"/>строки;</text:p>
      <text:p text:style-name="P51">; <text:s text:c="13"/>- использует регистр <text:s/>ax <text:s/>и <text:s/>не сохраняет его</text:p>
      <text:p text:style-name="P51">; <text:s text:c="15"/>содержимое.</text:p>
      <text:p text:style-name="P51">; ******************************************************************</text:p>
      <text:p text:style-name="P51"/>
      <text:p text:style-name="P51"><text:s text:c="3"/>DOSSEG <text:s text:c="37"/>; Задание сегментов под ДОС</text:p>
      <text:p text:style-name="P51"><text:s text:c="3"/>.MODEL <text:s/>SMALL <text:s text:c="30"/>; Модель памяти-SMALL(Малая)</text:p>
      <text:p text:style-name="P51"><text:s text:c="3"/>.STACK <text:s/>100h <text:s text:c="31"/>; Отвести под Стек 256 байт</text:p>
      <text:p text:style-name="P51"><text:s text:c="3"/>.DATA <text:s text:c="38"/>; Начало сегмента данных</text:p>
      <text:p text:style-name="P51">Greeting <text:s/>LABEL <text:s/>BYTE <text:s text:c="25"/>; Текст <text:s/>приветствия</text:p>
      <text:p text:style-name="P51"><text:s text:c="3"/>DB 'Вас приветствует ст.гр.0383 - Девятериков И.С.',13,10,'$'</text:p>
      <text:p text:style-name="P51"><text:s text:c="3"/>.CODE <text:s text:c="31"/>; Начало сегмента кода</text:p>
      <text:p text:style-name="P51"><text:s text:c="3"/>mov <text:s/>ax, @data <text:s text:c="23"/>; Загрузка в DS адреса начала</text:p>
      <text:p text:style-name="P51"><text:s text:c="3"/>mov <text:s/>ds, ax <text:s text:c="26"/>; сегмента данных</text:p>
      <text:p text:style-name="P51"><text:soft-page-break/><text:s text:c="3"/>mov <text:s/>dx, OFFSET Greeting <text:s text:c="13"/>; Загрузка в dx смещения</text:p>
      <text:p text:style-name="P51"><text:s text:c="40"/>; адреса текста приветствия</text:p>
      <text:p text:style-name="P51">DisplayGreeting:</text:p>
      <text:p text:style-name="P51"><text:s text:c="3"/>mov <text:s/>ah, 9 <text:s text:c="27"/>; # функции ДОС печати строки</text:p>
      <text:p text:style-name="P51"><text:s text:c="3"/>int <text:s/>21h <text:s text:c="28"/>; вывод на экран <text:s/>приветствия</text:p>
      <text:p text:style-name="P51"><text:s text:c="3"/>mov <text:s/>ah, 4ch <text:s text:c="25"/>; # функции ДОС завершения программы</text:p>
      <text:p text:style-name="P51"><text:s text:c="3"/>int <text:s/>21h <text:s text:c="28"/>; завершение программы и выход в ДОС</text:p>
      <text:p text:style-name="P51"><text:s text:c="3"/>END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; HELLO2 - Учебная программа N2 <text:s/>лаб.раб.#1 по дисциплине "Архитектура компьютера"</text:p>
      <text:p text:style-name="P51">; <text:s text:c="9"/>Программа использует процедуру для печати строки</text:p>
      <text:p text:style-name="P51">;</text:p>
      <text:p text:style-name="P51">; <text:s text:c="5"/>ТЕКСТ <text:s/>ПРОГРАММЫ</text:p>
      <text:p text:style-name="P51"/>
      <text:p text:style-name="P51">EOFLine <text:s/>EQU <text:s/>'$' <text:s text:c="8"/>; Определение символьной константы</text:p>
      <text:p text:style-name="P51"><text:s text:c="26"/>; <text:s text:c="4"/>"Конец строки"</text:p>
      <text:p text:style-name="P51"/>
      <text:p text:style-name="P51">; Стек <text:s/>программы</text:p>
      <text:p text:style-name="P51"/>
      <text:p text:style-name="P51">ASSUME CS:CODE, SS:AStack</text:p>
      <text:p text:style-name="P51"/>
      <text:p text:style-name="P51">AStack <text:s text:c="3"/>SEGMENT <text:s/>STACK</text:p>
      <text:p text:style-name="P51"><text:s text:c="10"/>DW 12 DUP(?) <text:s text:c="3"/>; Отводится 12 слов памяти</text:p>
      <text:p text:style-name="P51">AStack <text:s text:c="3"/>ENDS</text:p>
      <text:p text:style-name="P51"/>
      <text:p text:style-name="P51">; Данные программы</text:p>
      <text:p text:style-name="P51"/>
      <text:p text:style-name="P51">DATA <text:s text:c="5"/>SEGMENT</text:p>
      <text:p text:style-name="P51"/>
      <text:p text:style-name="P51">; <text:s/>Директивы описания данных</text:p>
      <text:p text:style-name="P51"/>
      <text:p text:style-name="P51">HELLO <text:s text:c="4"/>DB 'Hello Worlds!', 0AH, 0DH,EOFLine</text:p>
      <text:p text:style-name="P51">GREETING <text:s/>DB 'Student from 0383 - Devyaterikov Ilya$'</text:p>
      <text:p text:style-name="P51">DATA <text:s text:c="5"/>ENDS</text:p>
      <text:p text:style-name="P51"/>
      <text:p text:style-name="P51">; Код программы</text:p>
      <text:p text:style-name="P51"/>
      <text:p text:style-name="P51"><text:soft-page-break/>CODE <text:s text:c="5"/>SEGMENT</text:p>
      <text:p text:style-name="P51">; Процедура печати строки</text:p>
      <text:p text:style-name="P51">WriteMsg <text:s/>PROC <text:s/>NEAR</text:p>
      <text:p text:style-name="P51"><text:s text:c="10"/>mov <text:s text:c="2"/>AH,9</text:p>
      <text:p text:style-name="P51"><text:s text:c="10"/>int <text:s text:c="2"/>21h <text:s/>; Вызов функции DOS по прерыванию</text:p>
      <text:p text:style-name="P51"><text:s text:c="10"/>ret</text:p>
      <text:p text:style-name="P51">WriteMsg <text:s/>ENDP</text:p>
      <text:p text:style-name="P51"/>
      <text:p text:style-name="P51">; Головная процедура</text:p>
      <text:p text:style-name="P51">Main <text:s text:c="5"/>PROC <text:s/>FAR</text:p>
      <text:p text:style-name="P51"><text:s text:c="10"/>push <text:s/>DS <text:s text:c="6"/>;\ <text:s/>Сохранение адреса начала PSP в стеке</text:p>
      <text:p text:style-name="P51"><text:s text:c="10"/>sub <text:s text:c="2"/>AX,AX <text:s text:c="3"/>; &gt; для последующего восстановления по</text:p>
      <text:p text:style-name="P51"><text:s text:c="10"/>push <text:s/>AX <text:s text:c="6"/>;/ <text:s/>команде ret, завершающей процедуру.</text:p>
      <text:p text:style-name="P51"><text:s text:c="10"/>mov <text:s text:c="2"/>AX,DATA <text:s text:c="12"/>; Загрузка сегментного</text:p>
      <text:p text:style-name="P51"><text:s text:c="10"/>mov <text:s text:c="2"/>DS,AX <text:s text:c="14"/>; регистра данных.</text:p>
      <text:p text:style-name="P51"><text:s text:c="10"/>mov <text:s text:c="2"/>DX, OFFSET HELLO <text:s text:c="3"/>; Вывод на экран первой</text:p>
      <text:p text:style-name="P51"><text:s text:c="10"/>call <text:s/>WriteMsg <text:s text:c="11"/>; строки приветствия.</text:p>
      <text:p text:style-name="P51"><text:s text:c="10"/>mov <text:s text:c="2"/>DX, OFFSET GREETING ; Вывод на экран второй</text:p>
      <text:p text:style-name="P51"><text:s text:c="10"/>call <text:s/>WriteMsg <text:s text:c="11"/>; строки приветствия.</text:p>
      <text:p text:style-name="P51"><text:s text:c="10"/>ret <text:s text:c="22"/>; Выход в DOS по команде,</text:p>
      <text:p text:style-name="P51"><text:s text:c="36"/>; находящейся в 1-ом слове PSP.</text:p>
      <text:p text:style-name="P51">Main <text:s text:c="5"/>ENDP</text:p>
      <text:p text:style-name="P51">CODE <text:s text:c="5"/>ENDS</text:p>
      <text:p text:style-name="P51"><text:s text:c="10"/>END Main</text:p>
      <text:p text:style-name="P51"/>
      <text:p text:style-name="P51"/>
      <text:p text:style-name="P51"/>
      <text:p text:style-name="P51"/>
      <text:p text:style-name="P51"/>
      <text:p text:style-name="P46"><text:soft-page-break/>#Microsoft (R) Macro Assembler Version 5.10 <text:s text:c="17"/>9/15/21 13:31:06</text:p>
      <text:p text:style-name="P51"><text:s text:c="61"/>Page <text:s text:c="4"/>1-1</text:p>
      <text:p text:style-name="P51"/>
      <text:p text:style-name="P51"/>
      <text:p text:style-name="P51"><text:tab/><text:tab/><text:tab/><text:tab/></text:p>
      <text:p text:style-name="P51"><text:tab/><text:tab/><text:tab/><text:tab/>; HELLO1.ASM - <text:s/>упрощенная версия учебной прогр</text:p>
      <text:p text:style-name="P51"><text:tab/><text:tab/><text:tab/><text:tab/>аммы лаб.раб. N1</text:p>
      <text:p text:style-name="P51"><text:tab/><text:tab/><text:tab/><text:tab/>; <text:s text:c="14"/>по дисциплине "Архитектура комп</text:p>
      <text:p text:style-name="P51"><text:tab/><text:tab/><text:tab/><text:tab/>ьютера"</text:p>
      <text:p text:style-name="P51"><text:tab/><text:tab/><text:tab/><text:tab/>; *********************************************</text:p>
      <text:p text:style-name="P51"><text:tab/><text:tab/><text:tab/><text:tab/>********************</text:p>
      <text:p text:style-name="P51"><text:tab/><text:tab/><text:tab/><text:tab/>; Назначение: Программа формирует и выводит на </text:p>
      <text:p text:style-name="P51"><text:tab/><text:tab/><text:tab/><text:tab/>экран приветствие</text:p>
      <text:p text:style-name="P51"><text:tab/><text:tab/><text:tab/><text:tab/>; <text:s text:c="12"/>пользователя с помощью функции ДО</text:p>
      <text:p text:style-name="P51"><text:tab/><text:tab/><text:tab/><text:tab/>С "Вывод строки"</text:p>
      <text:p text:style-name="P51"><text:tab/><text:tab/><text:tab/><text:tab/>; <text:s text:c="12"/>(номер 09 прерывание 21h), котора</text:p>
      <text:p text:style-name="P51"><text:tab/><text:tab/><text:tab/><text:tab/>я:</text:p>
      <text:p text:style-name="P51"><text:tab/><text:tab/><text:tab/><text:tab/>; <text:s text:c="13"/>- обеспечивает вывод на экран ст</text:p>
      <text:p text:style-name="P51"><text:tab/><text:tab/><text:tab/><text:tab/>роки символов,</text:p>
      <text:p text:style-name="P51"><text:tab/><text:tab/><text:tab/><text:tab/>; <text:s text:c="15"/>заканчивающейся знаком "$";</text:p>
      <text:p text:style-name="P51"><text:tab/><text:tab/><text:tab/><text:tab/>; <text:s text:c="13"/>- требует задания в регистре ah </text:p>
      <text:p text:style-name="P51"><text:tab/><text:tab/><text:tab/><text:tab/>номера функции=09h,</text:p>
      <text:p text:style-name="P51"><text:tab/><text:tab/><text:tab/><text:tab/>; <text:s text:c="15"/>а в регистре dx - <text:s/>смещения <text:s/>а</text:p>
      <text:p text:style-name="P51"><text:tab/><text:tab/><text:tab/><text:tab/>дреса <text:s/>выводимой</text:p>
      <text:p text:style-name="P51"><text:tab/><text:tab/><text:tab/><text:tab/>; <text:s text:c="15"/>строки;</text:p>
      <text:p text:style-name="P51"><text:tab/><text:tab/><text:tab/><text:tab/>; <text:s text:c="13"/>- использует регистр <text:s/>ax <text:s/>и <text:s/>не </text:p>
      <text:p text:style-name="P51"><text:soft-page-break/><text:tab/><text:tab/><text:tab/><text:tab/>сохраняет его</text:p>
      <text:p text:style-name="P51"><text:tab/><text:tab/><text:tab/><text:tab/>; <text:s text:c="15"/>содержимое.</text:p>
      <text:p text:style-name="P51"><text:tab/><text:tab/><text:tab/><text:tab/>; *********************************************</text:p>
      <text:p text:style-name="P51"><text:tab/><text:tab/><text:tab/><text:tab/>*********************</text:p>
      <text:p text:style-name="P51"><text:tab/><text:tab/><text:tab/><text:tab/></text:p>
      <text:p text:style-name="P51"><text:tab/><text:tab/><text:tab/><text:tab/> <text:s text:c="2"/>DOSSEG <text:s text:c="37"/></text:p>
      <text:p text:style-name="P51"><text:tab/><text:tab/><text:tab/><text:tab/>; Задание сегментов под ДОС</text:p>
      <text:p text:style-name="P51"><text:tab/><text:tab/><text:tab/><text:tab/> <text:s text:c="2"/>.MODEL <text:s/>SMALL <text:s text:c="30"/></text:p>
      <text:p text:style-name="P51"><text:tab/><text:tab/><text:tab/><text:tab/>; Модель памяти-SMALL(Малая)</text:p>
      <text:p text:style-name="P51"><text:tab/><text:tab/><text:tab/><text:tab/> <text:s text:c="2"/>.STACK <text:s/>100h <text:s text:c="31"/></text:p>
      <text:p text:style-name="P51"><text:tab/><text:tab/><text:tab/><text:tab/>; Отвести под Стек 256 байт</text:p>
      <text:p text:style-name="P51"><text:tab/><text:tab/><text:tab/><text:tab/> <text:s text:c="2"/>.DATA <text:s text:c="38"/></text:p>
      <text:p text:style-name="P51"><text:tab/><text:tab/><text:tab/><text:tab/>; Начало сегмента данных</text:p>
      <text:p text:style-name="P51"><text:s/>0000<text:tab/><text:tab/><text:tab/><text:tab/>Greeting <text:s/>LABEL <text:s/>BYTE <text:s text:c="25"/></text:p>
      <text:p text:style-name="P51"><text:tab/><text:tab/><text:tab/><text:tab/>; Текст <text:s/>приветствия</text:p>
      <text:p text:style-name="P51"><text:s/>0000 <text:s/>82 A0 E1 20 AF E0<text:tab/> <text:s text:c="2"/>DB 'Вас приветствует ст.гр.0383 - Девятерико</text:p>
      <text:p text:style-name="P51"><text:tab/><text:tab/><text:tab/><text:tab/>в И.С.',13,10,'$'</text:p>
      <text:p text:style-name="P51"><text:s text:c="7"/>A8 A2 A5 E2 E1 E2<text:tab/></text:p>
      <text:p text:style-name="P51"><text:s text:c="7"/>A2 E3 A5 E2 20 E1<text:tab/></text:p>
      <text:p text:style-name="P51"><text:s text:c="7"/>E2 2E A3 E0 2E 30<text:tab/></text:p>
      <text:p text:style-name="P51"><text:s text:c="7"/>33 38 33 20 2D 20<text:tab/></text:p>
      <text:p text:style-name="P51"><text:s text:c="7"/>84 A5 A2 EF E2 A5<text:tab/></text:p>
      <text:p text:style-name="P51"><text:s text:c="7"/>E0 A8 AA AE A2 20<text:tab/></text:p>
      <text:p text:style-name="P51"><text:s text:c="7"/>88 2E 91 2E 0D 0A<text:tab/></text:p>
      <text:p text:style-name="P51"><text:s text:c="7"/>24<text:tab/><text:tab/><text:tab/></text:p>
      <text:p text:style-name="P51"><text:tab/><text:tab/><text:tab/><text:tab/> <text:s text:c="2"/>.CODE <text:s text:c="31"/>; Начал</text:p>
      <text:p text:style-name="P51"><text:tab/><text:tab/><text:tab/><text:tab/>о сегмента кода</text:p>
      <text:p text:style-name="P51"><text:soft-page-break/><text:s/>0000 <text:s/>B8 ---- R<text:tab/><text:tab/> <text:s text:c="2"/>mov <text:s/>ax, @data <text:s text:c="23"/>; Загр</text:p>
      <text:p text:style-name="P51"><text:tab/><text:tab/><text:tab/><text:tab/>узка в DS адреса начала</text:p>
      <text:p text:style-name="P51"><text:s/>0003 <text:s/>8E D8<text:tab/><text:tab/><text:tab/> <text:s text:c="2"/>mov <text:s/>ds, ax <text:s text:c="26"/>; сегм</text:p>
      <text:p text:style-name="P51"><text:tab/><text:tab/><text:tab/><text:tab/>ента данных</text:p>
      <text:p text:style-name="P51"><text:s/>0005 <text:s/>BA 0000 R<text:tab/><text:tab/> <text:s text:c="2"/>mov <text:s/>dx, OFFSET Greeting <text:s text:c="13"/>; Загр</text:p>
      <text:p text:style-name="P51"/>
      <text:p text:style-name="P55">#Microsoft (R) Macro Assembler Version 5.10 <text:s text:c="17"/>9/15/21 13:31:06</text:p>
      <text:p text:style-name="P51"><text:s text:c="61"/>Page <text:s text:c="4"/>1-2</text:p>
      <text:p text:style-name="P51"/>
      <text:p text:style-name="P51"/>
      <text:p text:style-name="P51"><text:tab/><text:tab/><text:tab/><text:tab/>узка в dx смещения</text:p>
      <text:p text:style-name="P51"><text:tab/><text:tab/><text:tab/><text:tab/> <text:s text:c="39"/>; адрес</text:p>
      <text:p text:style-name="P51"><text:tab/><text:tab/><text:tab/><text:tab/>а текста приветствия</text:p>
      <text:p text:style-name="P51"><text:s/>0008<text:tab/><text:tab/><text:tab/><text:tab/>DisplayGreeting:</text:p>
      <text:p text:style-name="P51"><text:s/>0008 <text:s/>B4 09<text:tab/><text:tab/><text:tab/> <text:s text:c="2"/>mov <text:s/>ah, 9 <text:s text:c="27"/>; # фу</text:p>
      <text:p text:style-name="P51"><text:tab/><text:tab/><text:tab/><text:tab/>нкции ДОС печати строки</text:p>
      <text:p text:style-name="P51"><text:s/>000A <text:s/>CD 21<text:tab/><text:tab/><text:tab/> <text:s text:c="2"/>int <text:s/>21h <text:s text:c="28"/>; вывод</text:p>
      <text:p text:style-name="P51"><text:tab/><text:tab/><text:tab/><text:tab/> на экран <text:s/>приветствия</text:p>
      <text:p text:style-name="P51"><text:s/>000C <text:s/>B4 4C<text:tab/><text:tab/><text:tab/> <text:s text:c="2"/>mov <text:s/>ah, 4ch <text:s text:c="25"/>; # фу</text:p>
      <text:p text:style-name="P51"><text:tab/><text:tab/><text:tab/><text:tab/>нкции ДОС завершения программы</text:p>
      <text:p text:style-name="P51"><text:s/>000E <text:s/>CD 21<text:tab/><text:tab/><text:tab/> <text:s text:c="2"/>int <text:s/>21h <text:s text:c="28"/>; завер</text:p>
      <text:p text:style-name="P51"><text:tab/><text:tab/><text:tab/><text:tab/>шение программы и выход в ДОС</text:p>
      <text:p text:style-name="P51"><text:tab/><text:tab/><text:tab/><text:tab/> <text:s text:c="2"/>END</text:p>
      <text:p text:style-name="P51"/>
      <text:p text:style-name="P55">#Microsoft (R) Macro Assembler Version 5.10 <text:s text:c="17"/>9/15/21 13:31:06</text:p>
      <text:p text:style-name="P51"><text:s text:c="61"/>Symbols-1</text:p>
      <text:p text:style-name="P51"/>
      <text:p text:style-name="P51"/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DGROUP . . . . . . . . . . . . . <text:s/><text:tab/>GROUP</text:p>
      <text:p text:style-name="P51"><text:s text:c="2"/>_DATA <text:s/>. . . . . . . . . . . . <text:s/><text:tab/>0031<text:tab/>WORD<text:tab/>PUBLIC<text:tab/>'DATA'</text:p>
      <text:p text:style-name="P51"><text:s text:c="2"/>STACK <text:s/>. . . . . . . . . . . . <text:s/><text:tab/>0100<text:tab/>PARA<text:tab/>STACK<text:tab/>'STACK'</text:p>
      <text:p text:style-name="P51">_TEXT <text:s/>. . . . . . . . . . . . . <text:s/><text:tab/>0010<text:tab/>WORD<text:tab/>PUBLIC<text:tab/>'CODE'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DISPLAYGREETING <text:s/>. . . . . . . . <text:s/><text:tab/>L NEAR<text:tab/>0008<text:tab/>_TEXT</text:p>
      <text:p text:style-name="P51"/>
      <text:p text:style-name="P51">GREETING . . . . . . . . . . . . <text:s/><text:tab/>L BYTE<text:tab/>0000<text:tab/>_DATA</text:p>
      <text:p text:style-name="P51"/>
      <text:p text:style-name="P51">@CODE <text:s/>. . . . . . . . . . . . . <text:s/><text:tab/>TEXT <text:s/>_TEXT<text:tab/><text:tab/></text:p>
      <text:p text:style-name="P51">@CODESIZE <text:s/>. . . . . . . . . . . <text:s/><text:tab/>TEXT <text:s/>0<text:tab/><text:tab/></text:p>
      <text:p text:style-name="P51">@CPU . . . . . . . . . . . . . . <text:s/><text:tab/>TEXT <text:s/>0101h<text:tab/><text:tab/></text:p>
      <text:p text:style-name="P51">@DATASIZE <text:s/>. . . . . . . . . . . <text:s/><text:tab/>TEXT <text:s/>0<text:tab/><text:tab/></text:p>
      <text:p text:style-name="P51">@FILENAME <text:s/>. . . . . . . . . . . <text:s/><text:tab/>TEXT <text:s/>HELLO1<text:tab/><text:tab/></text:p>
      <text:p text:style-name="P51">@VERSION . . . . . . . . . . . . <text:s/><text:tab/>TEXT <text:s/>510<text:tab/><text:tab/></text:p>
      <text:p text:style-name="P51"/>
      <text:p text:style-name="P51"/>
      <text:p text:style-name="P51"><text:soft-page-break/><text:s text:c="5"/>33 Source <text:s/>Lines</text:p>
      <text:p text:style-name="P51"><text:s text:c="5"/>33 Total <text:s text:c="2"/>Lines</text:p>
      <text:p text:style-name="P51"><text:s text:c="5"/>19 Symbols</text:p>
      <text:p text:style-name="P51"/>
      <text:p text:style-name="P51"><text:s text:c="2"/>47994 + 461313 Bytes symbol space free</text:p>
      <text:p text:style-name="P51"/>
      <text:p text:style-name="P51"><text:s text:c="6"/>0 Warning Errors</text:p>
      <text:p text:style-name="P51"><text:s text:c="6"/>0 Severe <text:s/>Errors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<text:soft-page-break/>#Microsoft (R) Macro Assembler Version 5.10 <text:s text:c="17"/>9/15/21 13:31:52</text:p>
      <text:p text:style-name="P51"><text:s text:c="61"/>Page <text:s text:c="4"/>1-1</text:p>
      <text:p text:style-name="P51"/>
      <text:p text:style-name="P51"/>
      <text:p text:style-name="P51"><text:tab/><text:tab/><text:tab/><text:tab/>; HELLO2 - Учебная программа N2 <text:s/>лаб.раб.#1 по </text:p>
      <text:p text:style-name="P51"><text:tab/><text:tab/><text:tab/><text:tab/>дисциплине "Архитектура компьютера"</text:p>
      <text:p text:style-name="P51"><text:tab/><text:tab/><text:tab/><text:tab/>; <text:s text:c="9"/>Программа использует процедуру для п</text:p>
      <text:p text:style-name="P51"><text:tab/><text:tab/><text:tab/><text:tab/>ечати строки</text:p>
      <text:p text:style-name="P51"><text:tab/><text:tab/><text:tab/><text:tab/>;</text:p>
      <text:p text:style-name="P51"><text:tab/><text:tab/><text:tab/><text:tab/>; <text:s text:c="5"/>ТЕКСТ <text:s/>ПРОГРАММЫ</text:p>
      <text:p text:style-name="P51"><text:tab/><text:tab/><text:tab/><text:tab/></text:p>
      <text:p text:style-name="P51"><text:s/>= 0024<text:tab/><text:tab/><text:tab/><text:tab/>EOFLine <text:s/>EQU <text:s/>'$' <text:s text:c="8"/>; Определение символь</text:p>
      <text:p text:style-name="P51"><text:tab/><text:tab/><text:tab/><text:tab/>ной константы</text:p>
      <text:p text:style-name="P51"><text:tab/><text:tab/><text:tab/><text:tab/> <text:s text:c="25"/>; <text:s text:c="4"/>"Конец строки"</text:p>
      <text:p text:style-name="P51"><text:tab/><text:tab/><text:tab/><text:tab/></text:p>
      <text:p text:style-name="P51"><text:tab/><text:tab/><text:tab/><text:tab/>; Стек <text:s/>программы</text:p>
      <text:p text:style-name="P51"><text:tab/><text:tab/><text:tab/><text:tab/></text:p>
      <text:p text:style-name="P51"><text:tab/><text:tab/><text:tab/><text:tab/>ASSUME CS:CODE, SS:AStack</text:p>
      <text:p text:style-name="P51"><text:tab/><text:tab/><text:tab/><text:tab/></text:p>
      <text:p text:style-name="P51"><text:s/>0000<text:tab/><text:tab/><text:tab/><text:tab/>AStack <text:s text:c="3"/>SEGMENT <text:s/>STACK</text:p>
      <text:p text:style-name="P51"><text:s/>0000 <text:s/>000C[<text:tab/><text:tab/><text:tab/> <text:s text:c="9"/>DW 12 DUP(?) <text:s text:c="3"/>; Отводится 12 слов п</text:p>
      <text:p text:style-name="P51"><text:tab/><text:tab/><text:tab/><text:tab/>амяти</text:p>
      <text:p text:style-name="P51"><text:tab/> <text:s text:c="2"/>????<text:tab/><text:tab/><text:tab/></text:p>
      <text:p text:style-name="P51"><text:tab/><text:tab/><text:tab/> ]<text:tab/></text:p>
      <text:p text:style-name="P51"><text:tab/><text:tab/><text:tab/><text:tab/></text:p>
      <text:p text:style-name="P51"><text:s/>0018<text:tab/><text:tab/><text:tab/><text:tab/>AStack <text:s text:c="3"/>ENDS</text:p>
      <text:p text:style-name="P51"><text:soft-page-break/><text:tab/><text:tab/><text:tab/><text:tab/></text:p>
      <text:p text:style-name="P51"><text:tab/><text:tab/><text:tab/><text:tab/>; Данные программы</text:p>
      <text:p text:style-name="P51"><text:tab/><text:tab/><text:tab/><text:tab/></text:p>
      <text:p text:style-name="P51"><text:s/>0000<text:tab/><text:tab/><text:tab/><text:tab/>DATA <text:s text:c="5"/>SEGMENT</text:p>
      <text:p text:style-name="P51"><text:tab/><text:tab/><text:tab/><text:tab/></text:p>
      <text:p text:style-name="P51"><text:tab/><text:tab/><text:tab/><text:tab/>; <text:s/>Директивы описания данных</text:p>
      <text:p text:style-name="P51"><text:tab/><text:tab/><text:tab/><text:tab/></text:p>
      <text:p text:style-name="P51"><text:s/>0000 <text:s/>48 65 6C 6C 6F 20<text:tab/>HELLO <text:s text:c="4"/>DB 'Hello Worlds!', 0AH, 0DH,EOFLine</text:p>
      <text:p text:style-name="P51"><text:s text:c="7"/>57 6F 72 6C 64 73<text:tab/></text:p>
      <text:p text:style-name="P51"><text:s text:c="7"/>21 0A 0D 24<text:tab/><text:tab/></text:p>
      <text:p text:style-name="P51"><text:s/>0010 <text:s/>53 74 75 64 65 6E<text:tab/>GREETING <text:s/>DB 'Student from 0383 - Devyaterikov </text:p>
      <text:p text:style-name="P51"><text:tab/><text:tab/><text:tab/><text:tab/>Ilya$'</text:p>
      <text:p text:style-name="P51"><text:s text:c="7"/>74 20 66 72 6F 6D<text:tab/></text:p>
      <text:p text:style-name="P51"><text:s text:c="7"/>20 30 33 38 33 20<text:tab/></text:p>
      <text:p text:style-name="P51"><text:s text:c="7"/>2D 20 44 65 76 79<text:tab/></text:p>
      <text:p text:style-name="P51"><text:s text:c="7"/>61 74 65 72 69 6B<text:tab/></text:p>
      <text:p text:style-name="P51"><text:s text:c="7"/>6F 76 20 49 6C 79<text:tab/></text:p>
      <text:p text:style-name="P51"><text:s text:c="7"/>61 24<text:tab/><text:tab/><text:tab/></text:p>
      <text:p text:style-name="P51"><text:s/>0036<text:tab/><text:tab/><text:tab/><text:tab/>DATA <text:s text:c="5"/>ENDS</text:p>
      <text:p text:style-name="P51"><text:tab/><text:tab/><text:tab/><text:tab/></text:p>
      <text:p text:style-name="P51"><text:tab/><text:tab/><text:tab/><text:tab/>; Код программы</text:p>
      <text:p text:style-name="P51"><text:tab/><text:tab/><text:tab/><text:tab/></text:p>
      <text:p text:style-name="P51"><text:s/>0000<text:tab/><text:tab/><text:tab/><text:tab/>CODE <text:s text:c="5"/>SEGMENT</text:p>
      <text:p text:style-name="P51"><text:tab/><text:tab/><text:tab/><text:tab/>; Процедура печати строки</text:p>
      <text:p text:style-name="P51"><text:s/>0000<text:tab/><text:tab/><text:tab/><text:tab/>WriteMsg <text:s/>PROC <text:s/>NEAR</text:p>
      <text:p text:style-name="P51"><text:s/>0000 <text:s/>B4 09<text:tab/><text:tab/><text:tab/> <text:s text:c="9"/>mov <text:s text:c="2"/>AH,9</text:p>
      <text:p text:style-name="P51"><text:soft-page-break/><text:s/>0002 <text:s/>CD 21<text:tab/><text:tab/><text:tab/> <text:s text:c="9"/>int <text:s text:c="2"/>21h <text:s/>; Вызов функции DOS по пре</text:p>
      <text:p text:style-name="P51"><text:tab/><text:tab/><text:tab/><text:tab/>рыванию</text:p>
      <text:p text:style-name="P51"><text:s/>0004 <text:s/>C3<text:tab/><text:tab/><text:tab/> <text:s text:c="9"/>ret</text:p>
      <text:p text:style-name="P51"><text:s/>0005<text:tab/><text:tab/><text:tab/><text:tab/>WriteMsg <text:s/>ENDP</text:p>
      <text:p text:style-name="P51"><text:tab/><text:tab/><text:tab/><text:tab/></text:p>
      <text:p text:style-name="P51"><text:tab/><text:tab/><text:tab/><text:tab/>; Головная процедура</text:p>
      <text:p text:style-name="P51"/>
      <text:p text:style-name="P55">#Microsoft (R) Macro Assembler Version 5.10 <text:s text:c="17"/>9/15/21 13:31:52</text:p>
      <text:p text:style-name="P51"><text:s text:c="61"/>Page <text:s text:c="4"/>1-2</text:p>
      <text:p text:style-name="P51"/>
      <text:p text:style-name="P51"/>
      <text:p text:style-name="P51"><text:s/>0005<text:tab/><text:tab/><text:tab/><text:tab/>Main <text:s text:c="5"/>PROC <text:s/>FAR</text:p>
      <text:p text:style-name="P51"><text:s/>0005 <text:s/>1E<text:tab/><text:tab/><text:tab/> <text:s text:c="9"/>push <text:s/>DS <text:s text:c="6"/>;\ <text:s/>Сохранение адреса </text:p>
      <text:p text:style-name="P51"><text:tab/><text:tab/><text:tab/><text:tab/>начала PSP в стеке</text:p>
      <text:p text:style-name="P51"><text:s/>0006 <text:s/>2B C0<text:tab/><text:tab/><text:tab/> <text:s text:c="9"/>sub <text:s text:c="2"/>AX,AX <text:s text:c="3"/>; &gt; для последующего в</text:p>
      <text:p text:style-name="P51"><text:tab/><text:tab/><text:tab/><text:tab/>осстановления по</text:p>
      <text:p text:style-name="P51"><text:s/>0008 <text:s/>50<text:tab/><text:tab/><text:tab/> <text:s text:c="9"/>push <text:s/>AX <text:s text:c="6"/>;/ <text:s/>команде ret, завер</text:p>
      <text:p text:style-name="P51"><text:tab/><text:tab/><text:tab/><text:tab/>шающей процедуру.</text:p>
      <text:p text:style-name="P51"><text:s/>0009 <text:s/>B8 ---- R<text:tab/><text:tab/> <text:s text:c="9"/>mov <text:s text:c="2"/>AX,DATA <text:s text:c="12"/>; Загрузка </text:p>
      <text:p text:style-name="P51"><text:tab/><text:tab/><text:tab/><text:tab/>сегментного</text:p>
      <text:p text:style-name="P51"><text:s/>000C <text:s/>8E D8<text:tab/><text:tab/><text:tab/> <text:s text:c="9"/>mov <text:s text:c="2"/>DS,AX <text:s text:c="14"/>; регистра </text:p>
      <text:p text:style-name="P51"><text:tab/><text:tab/><text:tab/><text:tab/>данных.</text:p>
      <text:p text:style-name="P51"><text:s/>000E <text:s/>BA 0000 R<text:tab/><text:tab/> <text:s text:c="9"/>mov <text:s text:c="2"/>DX, OFFSET HELLO <text:s text:c="3"/>; Вывод на </text:p>
      <text:p text:style-name="P51"><text:tab/><text:tab/><text:tab/><text:tab/>экран первой</text:p>
      <text:p text:style-name="P51"><text:s/>0011 <text:s/>E8 0000 R<text:tab/><text:tab/> <text:s text:c="9"/>call <text:s/>WriteMsg <text:s text:c="11"/>; строки пр</text:p>
      <text:p text:style-name="P51"><text:tab/><text:tab/><text:tab/><text:tab/>иветствия.</text:p>
      <text:p text:style-name="P51"><text:s/>0014 <text:s/>BA 0010 R<text:tab/><text:tab/> <text:s text:c="9"/>mov <text:s text:c="2"/>DX, OFFSET GREETING ; Вывод на </text:p>
      <text:p text:style-name="P51"><text:tab/><text:tab/><text:tab/><text:tab/>экран второй</text:p>
      <text:p text:style-name="P51"><text:s/>0017 <text:s/>E8 0000 R<text:tab/><text:tab/> <text:s text:c="9"/>call <text:s/>WriteMsg <text:s text:c="11"/>; строки пр</text:p>
      <text:p text:style-name="P51"><text:tab/><text:tab/><text:tab/><text:tab/>иветствия.</text:p>
      <text:p text:style-name="P51"><text:s/>001A <text:s/>CB<text:tab/><text:tab/><text:tab/> <text:s text:c="9"/>ret <text:s text:c="22"/>; Выход в D</text:p>
      <text:p text:style-name="P51"><text:tab/><text:tab/><text:tab/><text:tab/>OS по команде,</text:p>
      <text:p text:style-name="P51"><text:tab/><text:tab/><text:tab/><text:tab/> <text:s text:c="35"/>; находящей</text:p>
      <text:p text:style-name="P51"><text:tab/><text:tab/><text:tab/><text:tab/>ся в 1-ом слове PSP.</text:p>
      <text:p text:style-name="P51"><text:s/>001B<text:tab/><text:tab/><text:tab/><text:tab/>Main <text:s text:c="5"/>ENDP</text:p>
      <text:p text:style-name="P51"><text:soft-page-break/><text:s/>001B<text:tab/><text:tab/><text:tab/><text:tab/>CODE <text:s text:c="5"/>ENDS</text:p>
      <text:p text:style-name="P51"><text:tab/><text:tab/><text:tab/><text:tab/> <text:s text:c="9"/>END Main</text:p>
      <text:p text:style-name="P51"/>
      <text:p text:style-name="P55">#Microsoft (R) Macro Assembler Version 5.10 <text:s text:c="17"/>9/15/21 13:31:52</text:p>
      <text:p text:style-name="P51"><text:s text:c="61"/>Symbols-1</text:p>
      <text:p text:style-name="P51"/>
      <text:p text:style-name="P51"/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ASTACK . . . . . . . . . . . . . <text:s/><text:tab/>0018<text:tab/>PARA<text:tab/>STACK<text:tab/></text:p>
      <text:p text:style-name="P51">CODE . . . . . . . . . . . . . . <text:s/><text:tab/>001B<text:tab/>PARA<text:tab/>NONE<text:tab/></text:p>
      <text:p text:style-name="P51">DATA . . . . . . . . . . . . . . <text:s/><text:tab/>0036<text:tab/>PARA<text:tab/>NONE<text:tab/>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EOFLINE <text:s/>. . . . . . . . . . . . <text:s/><text:tab/>NUMBER<text:tab/>0024<text:tab/></text:p>
      <text:p text:style-name="P51"/>
      <text:p text:style-name="P51">GREETING . . . . . . . . . . . . <text:s/><text:tab/>L BYTE<text:tab/>0010<text:tab/>DATA</text:p>
      <text:p text:style-name="P51"/>
      <text:p text:style-name="P51">HELLO <text:s/>. . . . . . . . . . . . . <text:s/><text:tab/>L BYTE<text:tab/>0000<text:tab/>DATA</text:p>
      <text:p text:style-name="P51"/>
      <text:p text:style-name="P51">MAIN . . . . . . . . . . . . . . <text:s/><text:tab/>F PROC<text:tab/>0005<text:tab/>CODE<text:tab/>Length = 0016</text:p>
      <text:p text:style-name="P51"/>
      <text:p text:style-name="P51">WRITEMSG . . . . . . . . . . . . <text:s/><text:tab/>N PROC<text:tab/>0000<text:tab/>CODE<text:tab/>Length = 0005</text:p>
      <text:p text:style-name="P51"/>
      <text:p text:style-name="P51">@CPU . . . . . . . . . . . . . . <text:s/><text:tab/>TEXT <text:s/>0101h<text:tab/><text:tab/></text:p>
      <text:p text:style-name="P51"><text:soft-page-break/>@FILENAME <text:s/>. . . . . . . . . . . <text:s/><text:tab/>TEXT <text:s/>HELLO2<text:tab/><text:tab/></text:p>
      <text:p text:style-name="P51">@VERSION . . . . . . . . . . . . <text:s/><text:tab/>TEXT <text:s/>510<text:tab/><text:tab/></text:p>
      <text:p text:style-name="P51"/>
      <text:p text:style-name="P51"/>
      <text:p text:style-name="P51"><text:s text:c="5"/>52 Source <text:s/>Lines</text:p>
      <text:p text:style-name="P51"><text:s text:c="5"/>52 Total <text:s text:c="2"/>Lines</text:p>
      <text:p text:style-name="P51"><text:s text:c="5"/>13 Symbols</text:p>
      <text:p text:style-name="P51"/>
      <text:p text:style-name="P51"><text:s text:c="2"/>48002 + 461305 Bytes symbol space free</text:p>
      <text:p text:style-name="P51"/>
      <text:p text:style-name="P51"><text:s text:c="6"/>0 Warning Errors</text:p>
      <text:p text:style-name="P5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14M56S</meta:editing-duration>
    <meta:editing-cycles>46</meta:editing-cycles>
    <meta:generator>LibreOffice/6.4.7.2$Linux_X86_64 LibreOffice_project/40$Build-2</meta:generator>
    <dc:date>2021-09-29T11:33:01.082529617</dc:date>
    <meta:document-statistic meta:table-count="3" meta:image-count="0" meta:object-count="0" meta:page-count="23" meta:paragraph-count="527" meta:word-count="2466" meta:character-count="16324" meta:non-whitespace-character-count="10919"/>
  </office:meta>
</office:document-meta>
</file>